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face style:name="Tahoma1" svg:font-family="Tahoma, Lucidasans, 'Lucida Sans', 'Arial Unicode MS'" style:font-pitch="variable"/>
    <style:font-face style:name="Times New Roman" svg:font-family="'Times New Roman'"/>
  </office:font-face-decls>
  <office:automatic-styles>
    <style:style style:name="P1" style:family="paragraph" style:parent-style-name="Standard">
      <style:text-properties fo:font-size="16pt" style:font-size-asian="16pt" style:font-size-complex="1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Beer Recipe #2</text:h>
      <text:p text:style-name="P1"/>
      <text:p text:style-name="Standard">1 x Brewcraft - Newcastle Brown</text:p>
      <text:p text:style-name="Standard">1 x Safale yeast</text:p>
      <text:p text:style-name="Standard">1 x Fruggle infusion bag finishing hops</text:p>
      <text:p text:style-name="Standard">1 x Goldings infusion bag finishing hops</text:p>
      <text:p text:style-name="Standard">200g Light Malt</text:p>
      <text:p text:style-name="Standard">300g Dark Malt</text:p>
      <text:p text:style-name="Standard">250g Corn Syrup</text:p>
      <text:p text:style-name="Standard">250g Malt Dextros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face style:name="Tahoma1" svg:font-family="Tahoma, Lucidasans, 'Lucida Sans', 'Arial Unicode MS'" style:font-pitch="variable"/>
    <style:font-face style:name="Times New Roman" svg:font-family="'Times New Roman'"/>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AU" style:font-name-asian="Bitstream Vera Sans" style:font-size-asian="12pt" style:language-asian="none" style:country-asian="none" style:font-name-complex="Tahoma1"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AU" style:font-name-asian="Bitstream Vera Sans" style:font-size-asian="12pt" style:language-asian="none" style:country-asian="none" style:font-name-complex="Tahoma1" style:font-size-complex="12pt" style:language-complex="none"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fo:font-size="14pt"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Tahoma1" style:font-family-complex="Tahoma, Lucidasans, 'Lucida Sans', 'Arial Unicode MS'" style:font-pitch-complex="variable" style:font-size-complex="14pt"/>
    </style:style>
    <style:style style:name="List" style:family="paragraph" style:parent-style-name="Text_20_body" style:class="list">
      <style:text-properties style:font-name="Times New Roman" fo:font-family="'Times New Roman'" style:font-name-complex="Tahoma" style:font-family-complex="Tahoma, Lucidasans, 'Lucida Sans', 'Arial Unicode M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fo:font-size="10pt" fo:font-style="italic" style:font-size-asian="10pt" style:font-style-asian="italic" style:font-name-complex="Tahoma" style:font-family-complex="Tahoma, Lucidasans, 'Lucida Sans', 'Arial Unicode MS'" style:font-size-complex="10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name-complex="Tahoma" style:font-family-complex="Tahoma, Lucidasans, 'Lucida Sans', 'Arial Unicode M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1.1$Linux_X86_64 LibreOffice_project/30$Build-1</meta:generator>
    <meta:initial-creator>Frank Jung</meta:initial-creator>
    <meta:creation-date>2005-04-18T20:23:41</meta:creation-date>
    <dc:creator>Frank H</dc:creator>
    <dc:date>2022-02-18T23:14:41.245797211</dc:date>
    <meta:printed-by>Frank Jung</meta:printed-by>
    <meta:print-date>2005-04-18T20:28:15</meta:print-date>
    <dc:language>en-AU</dc:language>
    <meta:editing-cycles>4</meta:editing-cycles>
    <meta:editing-duration>PT5M29S</meta:editing-duration>
    <meta:document-statistic meta:table-count="0" meta:image-count="0" meta:object-count="0" meta:page-count="1" meta:paragraph-count="9" meta:word-count="39" meta:character-count="202" meta:non-whitespace-character-count="172"/>
    <meta:user-defined meta:name="Info 1"/>
    <meta:user-defined meta:name="Info 2"/>
    <meta:user-defined meta:name="Info 3"/>
    <meta:user-defined meta:name="Info 4"/>
  </office:meta>
</office:document-meta>
</file>